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0283" officeooo:paragraph-rsid="00150283"/>
    </style:style>
    <style:style style:name="P2" style:family="paragraph" style:parent-style-name="Standard">
      <style:text-properties style:font-name="Arial" fo:font-weight="bold" officeooo:rsid="00150283" officeooo:paragraph-rsid="00150283" style:font-weight-asian="bold" style:font-weight-complex="bold"/>
    </style:style>
    <style:style style:name="P3" style:family="paragraph" style:parent-style-name="Standard">
      <style:text-properties style:font-name="Arial" officeooo:rsid="0016fb1c" officeooo:paragraph-rsid="0016f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ck ups</text:p>
      <text:p text:style-name="P1"/>
      <text:p text:style-name="P1"/>
      <text:p text:style-name="P1">The following mock-ups give an idea of how the mobile user interface will be structured. The software used for realizing these mock-ups is Pencil, which doesn't produce very nice looking interfaces, but it is helpful for creating a structure that will be followed when realizing the real user interface.</text:p>
      <text:p text:style-name="P1"/>
      <text:p text:style-name="P1">// lista di mockup</text:p>
      <text:p text:style-name="P1"/>
      <text:p text:style-name="P1"/>
      <text:p text:style-name="P2"/>
      <text:p text:style-name="P2">UX diagram</text:p>
      <text:p text:style-name="P2"/>
      <text:p text:style-name="P3">The following UX diagram shows how a user of the application would navigate through the different screens while using the available features. Each screen is represented as a class with stereotype «screen» and contains the possible functionalities, while the classes with stereotype «input form» contains attributes that the user must provide inside a specific screen. The diagram has been created following the structure of the mockups in the previous paragraph.</text:p>
      <text:p text:style-name="P3"/>
      <text:p text:style-name="P3">// ux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9S</meta:editing-duration>
    <meta:editing-cycles>4</meta:editing-cycles>
    <meta:generator>LibreOffice/5.4.1.2$Windows_x86 LibreOffice_project/ea7cb86e6eeb2bf3a5af73a8f7777ac570321527</meta:generator>
    <dc:date>2017-11-25T18:50:21.496000000</dc:date>
    <meta:document-statistic meta:table-count="0" meta:image-count="0" meta:object-count="0" meta:page-count="1" meta:paragraph-count="6" meta:word-count="130" meta:character-count="814" meta:non-whitespace-character-count="690"/>
    <meta:user-defined meta:name="Info 1"/>
    <meta:user-defined meta:name="Info 2"/>
    <meta:user-defined meta:name="Info 3"/>
    <meta:user-defined meta:name="Info 4"/>
  </office:meta>
</office:document-meta>
</file>